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06cm" svg:stroke-color="#579835" draw:marker-start-width="0.359cm" draw:marker-end-width="0.359cm" draw:fill="none" draw:textarea-horizontal-align="justify" draw:textarea-vertical-align="middle" draw:auto-grow-height="false" fo:min-height="1.097cm" fo:min-width="1.74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579835" draw:marker-start-width="0.359cm" draw:marker-end-width="0.359cm" draw:fill="none" draw:textarea-horizontal-align="justify" draw:textarea-vertical-align="middle" draw:auto-grow-height="false" fo:min-height="0.991cm" fo:min-width="1.639cm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3.353cm" fo:min-width="5.389cm" fo:padding-top="0.165cm" fo:padding-bottom="0.165cm" fo:padding-left="0.29cm" fo:padding-right="0.2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8cm" fo:min-width="2.167cm"/>
    </style:style>
    <style:style style:name="gr9" style:family="graphic" style:parent-style-name="standard" style:list-style-name="L2">
      <style:graphic-properties svg:stroke-width="0.081cm" svg:stroke-color="#aa55a1" draw:marker-start-width="0.321cm" draw:marker-end-width="0.321cm" draw:fill="none" draw:textarea-horizontal-align="justify" draw:textarea-vertical-align="top" draw:auto-grow-height="false" fo:min-height="3.353cm" fo:min-width="5.389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1.575cm" fo:min-width="5.389cm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svg:stroke-width="0.081cm" svg:stroke-color="#aa55a1" draw:marker-start-width="0.321cm" draw:marker-end-width="0.321cm" draw:fill="none" draw:textarea-horizontal-align="justify" draw:textarea-vertical-align="top" draw:auto-grow-height="false" fo:min-height="1.575cm" fo:min-width="5.389cm" fo:padding-top="0.165cm" fo:padding-bottom="0.165cm" fo:padding-left="0.29cm" fo:padding-right="0.29cm"/>
    </style:style>
    <style:style style:name="gr12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1.575cm" fo:min-width="5.389cm" fo:padding-top="0.165cm" fo:padding-bottom="0.165cm" fo:padding-left="0.29cm" fo:padding-right="0.29cm"/>
    </style:style>
    <style:style style:name="gr13" style:family="graphic" style:parent-style-name="standard" style:list-style-name="L2">
      <style:graphic-properties svg:stroke-width="0.081cm" svg:stroke-color="#aa55a1" draw:marker-start-width="0.321cm" draw:marker-end-width="0.321cm" draw:fill="none" draw:textarea-horizontal-align="justify" draw:textarea-vertical-align="top" draw:auto-grow-height="false" fo:min-height="1.575cm" fo:min-width="5.389cm" fo:padding-top="0.165cm" fo:padding-bottom="0.165cm" fo:padding-left="0.29cm" fo:padding-right="0.29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52cm" svg:height="0.584cm" svg:x="1.363cm" svg:y="11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689cm" svg:y1="11.998cm" svg:x2="1.689cm" svg:y2="12.582cm">
          <text:p/>
        </draw:line>
        <draw:line draw:style-name="gr2" draw:text-style-name="P2" draw:layer="layout" svg:x1="1.689cm" svg:y1="11.998cm" svg:x2="1.254cm" svg:y2="12.29cm">
          <text:p/>
        </draw:line>
        <draw:line draw:style-name="gr2" draw:text-style-name="P2" xml:id="id4" draw:id="id4" draw:layer="layout" svg:x1="1.689cm" svg:y1="11.998cm" svg:x2="2.106cm" svg:y2="12.311cm">
          <text:p/>
        </draw:line>
        <draw:line draw:style-name="gr2" draw:text-style-name="P2" draw:layer="layout" svg:x1="1.707cm" svg:y1="12.582cm" svg:x2="1.272cm" svg:y2="12.874cm">
          <text:p/>
        </draw:line>
        <draw:line draw:style-name="gr2" draw:text-style-name="P2" draw:layer="layout" svg:x1="1.707cm" svg:y1="12.582cm" svg:x2="2.124cm" svg:y2="12.895cm">
          <text:p/>
        </draw:line>
        <draw:custom-shape draw:style-name="gr3" draw:text-style-name="P2" xml:id="id2" draw:id="id2" draw:layer="layout" svg:width="3.175cm" svg:height="1.905cm" svg:x="5.934cm" svg:y="7.096cm">
          <text:p text:style-name="P3">Par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175cm" svg:height="1.905cm" svg:x="5.807cm" svg:y="15.097cm">
          <text:p text:style-name="P3">Ly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175cm" svg:height="1.905cm" svg:x="5.934cm" svg:y="11.16cm">
          <text:p text:style-name="P3">Niz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.689cm" svg:y1="11.414cm" svg:x2="5.934cm" svg:y2="8.049cm" draw:start-shape="id1" draw:start-glue-point="4" draw:end-shape="id2" draw:end-glue-point="6" svg:d="M1689 11414c0-2244 1415-3365 4245-3365" svg:viewBox="0 0 4246 3366">
          <text:p/>
        </draw:connector>
        <draw:connector draw:style-name="gr5" draw:text-style-name="P2" draw:layer="layout" draw:type="curve" svg:x1="2.015cm" svg:y1="11.706cm" svg:x2="5.934cm" svg:y2="12.113cm" draw:start-shape="id1" draw:start-glue-point="10" draw:end-shape="id3" draw:end-glue-point="6" svg:d="M2015 11706c2919 0 960 407 3919 407" svg:viewBox="0 0 3920 408">
          <text:p/>
        </draw:connector>
        <draw:connector draw:style-name="gr5" draw:text-style-name="P2" draw:layer="layout" draw:type="curve" svg:x1="2.106cm" svg:y1="12.154cm" svg:x2="5.807cm" svg:y2="16.05cm" draw:start-shape="id4" draw:start-glue-point="1" draw:end-shape="id5" draw:end-glue-point="6" svg:d="M2106 12154c2736 0 886 3896 3701 3896" svg:viewBox="0 0 3702 3897">
          <text:p/>
        </draw:connector>
        <draw:connector draw:style-name="gr6" draw:text-style-name="P4" draw:layer="layout" draw:type="curve" svg:x1="7.522cm" svg:y1="7.096cm" svg:x2="9.826cm" svg:y2="5.572cm" draw:start-shape="id2" draw:start-glue-point="4" draw:end-shape="id6" draw:end-glue-point="2" svg:d="M7522 7096c0-1153 2304-392 2304-1524" svg:viewBox="0 0 2305 1525">
          <text:p><text:span text:style-name="T1"/></text:p>
        </draw:connector>
        <draw:connector draw:style-name="gr6" draw:text-style-name="P4" draw:layer="layout" draw:type="curve" svg:x1="9.109cm" svg:y1="8.049cm" svg:x2="13.065cm" svg:y2="5.889cm" draw:start-shape="id2" draw:start-glue-point="10" draw:end-shape="id7" draw:end-glue-point="3" svg:d="M9109 8049c2976 0 998-2160 3956-2160" svg:viewBox="0 0 3957 2161">
          <text:p text:style-name="P3"><text:span text:style-name="T1"/></text:p>
        </draw:connector>
        <draw:connector draw:style-name="gr5" draw:text-style-name="P2" draw:layer="layout" draw:type="curve" svg:x1="8.644cm" svg:y1="11.439cm" svg:x2="10.652cm" svg:y2="9.572cm" draw:start-shape="id3" draw:start-glue-point="11" draw:end-shape="id8" draw:end-glue-point="3" svg:d="M8644 11439c0-1245 669-1867 2008-1867" svg:viewBox="0 0 2009 1868">
          <text:p/>
        </draw:connector>
        <draw:connector draw:style-name="gr5" draw:text-style-name="P2" draw:layer="layout" draw:type="curve" svg:x1="9.109cm" svg:y1="12.113cm" svg:x2="12.303cm" svg:y2="12.366cm" draw:start-shape="id3" draw:start-glue-point="10" draw:end-shape="id9" draw:end-glue-point="3" svg:d="M9109 12113c2404 0 808 253 3194 253" svg:viewBox="0 0 3195 254">
          <text:p/>
        </draw:connector>
        <draw:connector draw:style-name="gr5" draw:text-style-name="P2" draw:layer="layout" draw:type="curve" svg:x1="8.982cm" svg:y1="16.05cm" svg:x2="10.271cm" svg:y2="15.287cm" draw:start-shape="id5" draw:start-glue-point="10" draw:end-shape="id10" draw:end-glue-point="3" svg:d="M8982 16050c975 0 331-763 1289-763" svg:viewBox="0 0 1290 764">
          <text:p/>
        </draw:connector>
        <draw:connector draw:style-name="gr5" draw:text-style-name="P2" draw:layer="layout" draw:type="curve" svg:x1="8.517cm" svg:y1="16.723cm" svg:x2="12.684cm" svg:y2="18.081cm" draw:start-shape="id5" draw:start-glue-point="9" draw:end-shape="id11" draw:end-glue-point="3" svg:d="M8517 16723c0 906 1389 1358 4167 1358" svg:viewBox="0 0 4168 1359">
          <text:p/>
        </draw:connector>
        <draw:custom-shape draw:style-name="gr7" draw:text-style-name="P6" xml:id="id6" draw:id="id6" draw:layer="layout" svg:width="5.969cm" svg:height="3.683cm" svg:x="6.842cm" svg:y="1.889cm">
          <text:p text:style-name="P5">1) rainy, workday, morning</text:p>
          <text:p text:style-name="P5">2) rainy, workday, afternoon</text:p>
          <text:p text:style-name="P5">3) rainy, workday, night</text:p>
          <text:p text:style-name="P5">4) rainy, workday, early morning</text:p>
          <text:p text:style-name="P5">5) cloudless, workday, morning</text:p>
          <text:p text:style-name="P5">6) cloudless, workday, afternoon</text:p>
          <text:p text:style-name="P5">…</text:p>
          <text:p text:style-name="P5">24) snowy, weekend, early mor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0.508cm" svg:x="6.842cm" svg:y="1.254cm">
          <text:p text:style-name="P3"><text:span text:style-name="T1">First </text:span><text:span text:style-name="T1">visi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7" draw:id="id7" draw:layer="layout" svg:width="5.969cm" svg:height="3.683cm" svg:x="13.065cm" svg:y="4.048cm">
          <text:p text:style-name="P5">1) rainy, workday, morning</text:p>
          <text:p text:style-name="P5">2) rainy, workday, afternoon</text:p>
          <text:p text:style-name="P5">3) rainy, workday, night</text:p>
          <text:p text:style-name="P5">4) rainy, workday, early morning</text:p>
          <text:p text:style-name="P5">5) cloudless, workday, morning</text:p>
          <text:p text:style-name="P5">6) cloudless, workday, afternoon</text:p>
          <text:p text:style-name="P5">…</text:p>
          <text:p text:style-name="P5">24) snowy, weekend, early mor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0.508cm" svg:x="13.065cm" svg:y="3.413cm">
          <text:p text:style-name="P3"><text:span text:style-name="T1">Second visi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969cm" svg:height="1.905cm" svg:x="10.652cm" svg:y="8.62cm">
          <text:p text:style-name="P5">1) rainy, workday, morning</text:p>
          <text:p text:style-name="P5">2) rainy, workday, afternoon</text:p>
          <text:p text:style-name="P5">…</text:p>
          <text:p text:style-name="P5">24) snowy, weekend, early mor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0.508cm" svg:x="10.652cm" svg:y="7.985cm">
          <text:p text:style-name="P3"><text:span text:style-name="T1">First visi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9" draw:id="id9" draw:layer="layout" svg:width="5.969cm" svg:height="1.905cm" svg:x="12.303cm" svg:y="11.414cm">
          <text:p text:style-name="P5">1) rainy, workday, morning</text:p>
          <text:p text:style-name="P5">2) rainy, workday, afternoon</text:p>
          <text:p text:style-name="P5">…</text:p>
          <text:p text:style-name="P5">24) snowy, weekend, early mor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0.508cm" svg:x="12.303cm" svg:y="10.779cm">
          <text:p text:style-name="P3"><text:span text:style-name="T1">Second visit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0" draw:id="id10" draw:layer="layout" svg:width="5.969cm" svg:height="1.905cm" svg:x="10.271cm" svg:y="14.335cm">
          <text:p text:style-name="P5">1) rainy, workday, morning</text:p>
          <text:p text:style-name="P5">2) rainy, workday, afternoon</text:p>
          <text:p text:style-name="P5">…</text:p>
          <text:p text:style-name="P5">24) snowy, weekend, early mor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0.508cm" svg:x="10.271cm" svg:y="13.7cm">
          <text:p text:style-name="P3"><text:span text:style-name="T1">First visi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1" draw:id="id11" draw:layer="layout" svg:width="5.969cm" svg:height="1.905cm" svg:x="12.684cm" svg:y="17.129cm">
          <text:p text:style-name="P5">1) rainy, workday, morning</text:p>
          <text:p text:style-name="P5">2) rainy, workday, afternoon</text:p>
          <text:p text:style-name="P5">…</text:p>
          <text:p text:style-name="P5">24) snowy, weekend, early mor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0.508cm" svg:x="12.684cm" svg:y="16.494cm">
          <text:p text:style-name="P3"><text:span text:style-name="T1">Second vis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03:42:06.143436919</meta:creation-date>
    <dc:date>2020-08-16T01:51:41.835479874</dc:date>
    <meta:editing-duration>PT8M52S</meta:editing-duration>
    <meta:editing-cycles>3</meta:editing-cycles>
    <meta:generator>LibreOffice/6.0.7.3$Linux_X86_64 LibreOffice_project/00m0$Build-3</meta:generator>
    <meta:document-statistic meta:object-count="30"/>
  </office:meta>
</office:document-meta>
</file>